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81c1" officeooo:paragraph-rsid="001481c1"/>
    </style:style>
    <style:style style:name="P2" style:family="paragraph" style:parent-style-name="Standard">
      <style:text-properties officeooo:rsid="00150313" officeooo:paragraph-rsid="00150313"/>
    </style:style>
    <style:style style:name="P3" style:family="paragraph" style:parent-style-name="Standard">
      <style:text-properties officeooo:rsid="0015cc20" officeooo:paragraph-rsid="0015cc20"/>
    </style:style>
    <style:style style:name="P4" style:family="paragraph" style:parent-style-name="Standard">
      <style:text-properties officeooo:rsid="001650ac" officeooo:paragraph-rsid="001650ac"/>
    </style:style>
    <style:style style:name="P5" style:family="paragraph" style:parent-style-name="Standard">
      <style:text-properties officeooo:rsid="0017d3ab" officeooo:paragraph-rsid="0017d3ab"/>
    </style:style>
    <style:style style:name="P6" style:family="paragraph" style:parent-style-name="Standard">
      <style:text-properties officeooo:rsid="001bb06b" officeooo:paragraph-rsid="001bb06b"/>
    </style:style>
    <style:style style:name="P7" style:family="paragraph" style:parent-style-name="Preformatted_20_Text">
      <style:text-properties officeooo:rsid="001bb06b" officeooo:paragraph-rsid="001bb06b"/>
    </style:style>
    <style:style style:name="P8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9" style:family="paragraph" style:parent-style-name="Standard">
      <style:text-properties officeooo:rsid="001bb06b" officeooo:paragraph-rsid="001bb06b"/>
    </style:style>
    <style:style style:name="P10" style:family="paragraph" style:parent-style-name="Standard">
      <style:text-properties officeooo:rsid="0020e1f4" officeooo:paragraph-rsid="0020e1f4"/>
    </style:style>
    <style:style style:name="T1" style:family="text">
      <style:text-properties officeooo:rsid="001d95dc"/>
    </style:style>
    <style:style style:name="T2" style:family="text">
      <style:text-properties fo:color="#000000"/>
    </style:style>
    <style:style style:name="T3" style:family="text">
      <style:text-properties fo:color="#000000" style:text-underline-style="solid" style:text-underline-width="auto" style:text-underline-color="font-color"/>
    </style:style>
    <style:style style:name="T4" style:family="text">
      <style:text-properties fo:color="#8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hena idprotect v3 sheet:</text:p>
      <text:p text:style-name="P1"><text:a xlink:type="simple" xlink:href="http://www.transsped.ro/Files/HTML%20Documents/Products/Athena_IDProtect_v3.pdf" text:style-name="Internet_20_link" text:visited-style-name="Visited_20_Internet_20_Link">http://www.transsped.ro/Files/HTML%20Documents/Products/Athena_IDProtect_v3.pdf</text:a></text:p>
      <text:p text:style-name="P1"/>
      <text:p text:style-name="P2">APDU level attacks:</text:p>
      <text:p text:style-name="P2"><text:a xlink:type="simple" xlink:href="https://secgroup.dais.unive.it/projects/apduattacks/" text:style-name="Internet_20_link" text:visited-style-name="Visited_20_Internet_20_Link">https://secgroup.dais.unive.it/projects/apduattacks/</text:a></text:p>
      <text:p text:style-name="P2"/>
      <text:p text:style-name="P3">(think this is a slide show for the one above)</text:p>
      <text:p text:style-name="P3"><text:a xlink:type="simple" xlink:href="http://www.isaca.org/chapters5/Venice/Events/Documents/IVC_APPSEC_230916_PALMARINI.pdf" text:style-name="Internet_20_link" text:visited-style-name="Visited_20_Internet_20_Link">http://www.isaca.org/chapters5/Venice/Events/Documents/IVC_APPSEC_230916_PALMARINI.pdf</text:a></text:p>
      <text:p text:style-name="P3"/>
      <text:p text:style-name="P4">authentication techniques for smartcards</text:p>
      <text:p text:style-name="P4"><text:a xlink:type="simple" xlink:href="http://www.iaea.org/inis/collection/NCLCollectionStore/_Public/25/059/25059366.pdf" text:style-name="Internet_20_link" text:visited-style-name="Visited_20_Internet_20_Link">http://www.iaea.org/inis/collection/NCLCollectionStore/_Public/25/059/25059366.pdf</text:a></text:p>
      <text:p text:style-name="P4"/>
      <text:p text:style-name="P4">pin security (PCI)</text:p>
      <text:p text:style-name="P4"><text:a xlink:type="simple" xlink:href="https://www.pcisecuritystandards.org/documents/PCI_PIN_Security_Requirements_v2.pdf" text:style-name="Internet_20_link" text:visited-style-name="Visited_20_Internet_20_Link">https://www.pcisecuritystandards.org/documents/PCI_PIN_Security_Requirements_v2.pdf</text:a></text:p>
      <text:p text:style-name="P4"/>
      <text:p text:style-name="P5">AES hash</text:p>
      <text:p text:style-name="P5"><text:a xlink:type="simple" xlink:href="http://csrc.nist.gov/groups/ST/toolkit/BCM/documents/proposedmodes/aes-hash/aeshash.pdf" text:style-name="Internet_20_link" text:visited-style-name="Visited_20_Internet_20_Link">http://csrc.nist.gov/groups/ST/toolkit/BCM/documents/proposedmodes/aes-hash/aeshash.pdf</text:a></text:p>
      <text:p text:style-name="P5"/>
      <text:p text:style-name="P6"/>
      <text:p text:style-name="P6">Challenge – Response methods <text:span text:style-name="T1">[website]</text:span></text:p>
      <text:p text:style-name="P6"><text:a xlink:type="simple" xlink:href="https://tools.ietf.org/html/rfc6287" text:style-name="Internet_20_link" text:visited-style-name="Visited_20_Internet_20_Link">https://tools.ietf.org/html/rfc6287</text:a></text:p>
      <text:p text:style-name="P6"/>
      <text:p text:style-name="P10">virtual smartcard [website] MiTM</text:p>
      <text:p text:style-name="P10"><text:a xlink:type="simple" xlink:href="https://frankmorgner.github.io/vsmartcard/virtualsmartcard/README.html" text:style-name="Internet_20_link" text:visited-style-name="Visited_20_Internet_20_Link">https://frankmorgner.github.io/vsmartcard/virtualsmartcard/README.html</text:a></text:p>
      <text:p text:style-name="P10"/>
      <text:p text:style-name="P6"/>
      <text:p text:style-name="P6"/>
      <text:p text:style-name="P7"><text:span text:style-name="T2"/></text:p>
      <text:p text:style-name="P7"><text:span text:style-name="T2">NOTE: </text:span><text:a xlink:type="simple" xlink:href="http://csrc.nist.gov/groups/STM/cmvp/documents/140-1/140sp/140sp1523.pdf" text:style-name="Internet_20_link" text:visited-style-name="Visited_20_Internet_20_Link">http://</text:a><text:a xlink:type="simple" xlink:href="http://csrc.nist.gov/groups/STM/cmvp/documents/140-1/140sp/140sp1523.pdf" text:style-name="Internet_20_link" text:visited-style-name="Visited_20_Internet_20_Link"><text:span text:style-name="T3">csrc</text:span></text:a><text:a xlink:type="simple" xlink:href="http://csrc.nist.gov/groups/STM/cmvp/documents/140-1/140sp/140sp1523.pdf" text:style-name="Internet_20_link" text:visited-style-name="Visited_20_Internet_20_Link"><text:span text:style-name="T2">.</text:span></text:a><text:a xlink:type="simple" xlink:href="http://csrc.nist.gov/groups/STM/cmvp/documents/140-1/140sp/140sp1523.pdf" text:style-name="Internet_20_link" text:visited-style-name="Visited_20_Internet_20_Link"><text:span text:style-name="T3">nist</text:span></text:a><text:a xlink:type="simple" xlink:href="http://csrc.nist.gov/groups/STM/cmvp/documents/140-1/140sp/140sp1523.pdf" text:style-name="Internet_20_link" text:visited-style-name="Visited_20_Internet_20_Link"><text:span text:style-name="T2">.</text:span></text:a><text:a xlink:type="simple" xlink:href="http://csrc.nist.gov/groups/STM/cmvp/documents/140-1/140sp/140sp1523.pdf" text:style-name="Internet_20_link" text:visited-style-name="Visited_20_Internet_20_Link"><text:span text:style-name="T3">gov</text:span></text:a><text:a xlink:type="simple" xlink:href="http://csrc.nist.gov/groups/STM/cmvp/documents/140-1/140sp/140sp1523.pdf" text:style-name="Internet_20_link" text:visited-style-name="Visited_20_Internet_20_Link"><text:span text:style-name="T2">/groups/</text:span></text:a><text:a xlink:type="simple" xlink:href="http://csrc.nist.gov/groups/STM/cmvp/documents/140-1/140sp/140sp1523.pdf" text:style-name="Internet_20_link" text:visited-style-name="Visited_20_Internet_20_Link"><text:span text:style-name="T3">STM</text:span></text:a><text:a xlink:type="simple" xlink:href="http://csrc.nist.gov/groups/STM/cmvp/documents/140-1/140sp/140sp1523.pdf" text:style-name="Internet_20_link" text:visited-style-name="Visited_20_Internet_20_Link"><text:span text:style-name="T2">/</text:span></text:a><text:a xlink:type="simple" xlink:href="http://csrc.nist.gov/groups/STM/cmvp/documents/140-1/140sp/140sp1523.pdf" text:style-name="Internet_20_link" text:visited-style-name="Visited_20_Internet_20_Link"><text:span text:style-name="T3">cmvp</text:span></text:a><text:a xlink:type="simple" xlink:href="http://csrc.nist.gov/groups/STM/cmvp/documents/140-1/140sp/140sp1523.pdf" text:style-name="Internet_20_link" text:visited-style-name="Visited_20_Internet_20_Link"><text:span text:style-name="T2">/documents/140-1/</text:span></text:a><text:a xlink:type="simple" xlink:href="http://csrc.nist.gov/groups/STM/cmvp/documents/140-1/140sp/140sp1523.pdf" text:style-name="Internet_20_link" text:visited-style-name="Visited_20_Internet_20_Link"><text:span text:style-name="T3">140sp</text:span></text:a><text:a xlink:type="simple" xlink:href="http://csrc.nist.gov/groups/STM/cmvp/documents/140-1/140sp/140sp1523.pdf" text:style-name="Internet_20_link" text:visited-style-name="Visited_20_Internet_20_Link"><text:span text:style-name="T2">/</text:span></text:a><text:a xlink:type="simple" xlink:href="http://csrc.nist.gov/groups/STM/cmvp/documents/140-1/140sp/140sp1523.pdf" text:style-name="Internet_20_link" text:visited-style-name="Visited_20_Internet_20_Link"><text:span text:style-name="T3">140sp1523</text:span></text:a><text:a xlink:type="simple" xlink:href="http://csrc.nist.gov/groups/STM/cmvp/documents/140-1/140sp/140sp1523.pdf" text:style-name="Internet_20_link" text:visited-style-name="Visited_20_Internet_20_Link"><text:span text:style-name="T2">.pdf</text:span></text:a></text:p>
      <text:p text:style-name="P7"><text:span text:style-name="T4"/></text:p>
      <text:p text:style-name="P8"><text:span text:style-name="T3">PSSK</text:span><text:span text:style-name="T2"> is a </text:span><text:span text:style-name="T3">DES3</text:span><text:span text:style-name="T2"> KEY. Used to encrypt </text:span><text:span text:style-name="T3">PIN's</text:span><text:span text:style-name="T2"> for comparison (16-Bytes) (when its stored in the </text:span><text:span text:style-name="T3">EEPROM</text:span><text:span text:style-name="T2">) -&gt; </text:span><text:span text:style-name="T3">PSSK</text:span><text:span text:style-name="T2"> will never be revealed outside the card!</text:span></text:p>
      <text:p text:style-name="P8"><text:span text:style-name="T2">NOTE: CK-TIP -&gt; OPT possibility!</text:span><text:span text:style-name="T4">\\</text:span></text:p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9T13:48:33.444563803</meta:creation-date>
    <meta:generator>LibreOffice/5.0.6.2$Linux_X86_64 LibreOffice_project/00m0$Build-2</meta:generator>
    <dc:date>2017-01-10T12:22:00.400086214</dc:date>
    <meta:editing-duration>P5DT21H36M32S</meta:editing-duration>
    <meta:editing-cycles>11</meta:editing-cycles>
    <meta:document-statistic meta:table-count="0" meta:image-count="0" meta:object-count="0" meta:page-count="1" meta:paragraph-count="19" meta:word-count="76" meta:character-count="1061" meta:non-whitespace-character-count="1003"/>
  </office:meta>
</office:document-meta>
</file>